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1814A7E5B69BBA9.png" manifest:media-type="image/png"/>
  <manifest:file-entry manifest:full-path="Pictures/1000020100000200000002002320CA22EAB7BAF2.png" manifest:media-type="image/png"/>
  <manifest:file-entry manifest:full-path="Pictures/100002010000020000000200D7EE9657639762F0.png" manifest:media-type="image/png"/>
  <manifest:file-entry manifest:full-path="Pictures/10000201000002000000020060DE829615C30D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thJax_Size4" svg:font-family="MathJax_Size4" style:font-adornments="Bold" style:font-pitch="variable"/>
    <style:font-face style:name="MathJax_WinChrome" svg:font-family="MathJax_WinChrome" style:font-adornments="Bold" style:font-pitch="variable"/>
    <style:font-face style:name="Miriam CLM" svg:font-family="'Miriam CLM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8000"/>
    </style:style>
    <style:style style:name="gr1" style:family="graphic" style:parent-style-name="Title_20_A0">
      <style:graphic-properties fo:min-height="4.61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svg:stroke-color="#dddddd" draw:fill-color="#eeeeee" draw:textarea-horizontal-align="justify" draw:textarea-vertical-align="middle" draw:auto-grow-height="false" fo:min-height="0.458cm" fo:min-width="0.208cm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5cm" svg:height="4.612cm" svg:x="4cm" svg:y="6.25cm">
          <draw:text-box>
            <text:p><text:span text:style-name="T1">Hungry?</text:span></text:p>
          </draw:text-box>
        </draw:frame>
        <draw:frame draw:style-name="gr2" draw:text-style-name="P2" draw:layer="layout" svg:width="5.159cm" svg:height="5.159cm" draw:transform="rotate (-0.0685914396033776) translate (2.853cm 17.75cm)">
          <draw:image xlink:href="Pictures/10000201000002000000020060DE829615C30DC7.png" xlink:type="simple" xlink:show="embed" xlink:actuate="onLoad" draw:mime-type="image/png">
            <text:p/>
          </draw:image>
        </draw:frame>
        <draw:frame draw:style-name="gr3" draw:text-style-name="P4" draw:layer="layout" svg:width="18.25cm" svg:height="3.053cm" svg:x="5.25cm" svg:y="12.447cm">
          <draw:text-box>
            <text:p text:style-name="P3"><text:span text:style-name="T1">Order From Nearby </text:span><text:span text:style-name="T1">Restaurants</text:span></text:p>
          </draw:text-box>
        </draw:frame>
        <draw:frame draw:style-name="gr4" draw:text-style-name="P5" draw:layer="layout" svg:width="4.5cm" svg:height="4.5cm" svg:x="15.25cm" svg:y="24.5cm">
          <draw:image xlink:href="Pictures/1000020100000200000002002320CA22EAB7BAF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7.25cm" svg:height="4.612cm" svg:x="1.25cm" svg:y="4.388cm">
          <draw:text-box>
            <text:p><text:span text:style-name="T1">H</text:span><text:span text:style-name="T1">o</text:span><text:span text:style-name="T1">t</text:span><text:span text:style-name="T1">s</text:span><text:span text:style-name="T1">p</text:span><text:span text:style-name="T1">o</text:span><text:span text:style-name="T1">t</text:span></text:p>
          </draw:text-box>
        </draw:frame>
        <draw:frame draw:style-name="gr3" draw:text-style-name="P4" draw:layer="layout" svg:width="18.25cm" svg:height="3cm" svg:x="1.25cm" svg:y="12cm">
          <draw:text-box>
            <text:p text:style-name="P3"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G</text:span><text:span text:style-name="T1">o</text:span><text:span text:style-name="T1"> </text:span><text:span text:style-name="T1">H</text:span><text:span text:style-name="T1">u</text:span><text:span text:style-name="T1">n</text:span><text:span text:style-name="T1">g</text:span><text:span text:style-name="T1">r</text:span><text:span text:style-name="T1">y</text:span><text:span text:style-name="T1"> </text:span><text:span text:style-name="T1">A</text:span><text:span text:style-name="T1">g</text:span><text:span text:style-name="T1">a</text:span><text:span text:style-name="T1">i</text:span><text:span text:style-name="T1">n</text:span><text:span text:style-name="T1">.</text:span></text:p>
          </draw:text-box>
        </draw:frame>
        <draw:frame draw:style-name="gr4" draw:text-style-name="P5" draw:layer="measurelines" svg:width="3.493cm" svg:height="3.493cm" svg:x="15.757cm" svg:y="5.257cm">
          <draw:image xlink:href="Pictures/100002010000020000000200D7EE9657639762F0.png" xlink:type="simple" xlink:show="embed" xlink:actuate="onLoad" draw:mime-type="image/png">
            <text:p/>
          </draw:image>
        </draw:frame>
        <draw:frame draw:style-name="gr4" draw:text-style-name="P5" draw:layer="measurelines" svg:width="9.675cm" svg:height="9.675cm" draw:transform="skewX (0.000174532925199468) rotate (-0.696560904470937) translate (6.829cm 14.623cm)">
          <draw:image xlink:href="Pictures/10000201000002000000020011814A7E5B69BBA9.png" xlink:type="simple" xlink:show="embed" xlink:actuate="onLoad" draw:mime-type="image/png">
            <text:p/>
          </draw:image>
        </draw:frame>
        <draw:custom-shape draw:style-name="gr5" draw:text-style-name="P6" draw:layer="measurelines" svg:width="1cm" svg:height="1cm" svg:x="9.25cm" svg:y="2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measurelines" svg:width="1cm" svg:height="1cm" svg:x="11.75cm" svg:y="2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thJax_Size4" svg:font-family="MathJax_Size4" style:font-adornments="Bold" style:font-pitch="variable"/>
    <style:font-face style:name="MathJax_WinChrome" svg:font-family="MathJax_WinChrome" style:font-adornments="Bold" style:font-pitch="variable"/>
    <style:font-face style:name="Miriam CLM" svg:font-family="'Miriam CLM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none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Miriam CLM" fo:font-family="'Miriam CLM'" style:font-style-name="Bold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solid" draw:fill-color="#729fcf" draw:shadow-color="#000000"/>
      <style:text-properties fo:color="#ffffff" loext:opacity="100%"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solid" draw:fill-color="#729fcf" draw:shadow-color="#000000"/>
      <style:text-properties fo:color="#ffffff" loext:opacity="100%" fo:font-size="18pt"/>
    </style:style>
    <style:style style:name="Title_20_A0" style:display-name="Title A0" style:family="graphic" style:parent-style-name="A4">
      <style:graphic-properties draw:stroke="none" draw:stroke-dash="Dashed_20__28_var_29__20_2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3.7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itle_20_A0" style:display-name="Title A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roman" style:font-pitch="variable" fo:font-size="96pt" fo:letter-spacing="normal" fo:language="en" fo:country="NG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bold" style:font-name-complex="Bitstream Vera Sans" style:font-family-complex="'Bitstream Vera Sans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5T12:08:13.618993835</meta:creation-date>
    <meta:editing-duration>PT35M25S</meta:editing-duration>
    <meta:editing-cycles>6</meta:editing-cycles>
    <meta:generator>LibreOffice/7.0.3.1$Linux_X86_64 LibreOffice_project/d7547858d014d4cf69878db179d326fc3483e082</meta:generator>
    <dc:date>2022-02-25T12:43:08.229058479</dc:date>
    <meta:document-statistic meta:object-count="10"/>
  </office:meta>
</office:document-meta>
</file>